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5pt" fo:language="ru" fo:country="RU"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text-align="center" style:justify-single-word="false"/>
      <style:text-properties fo:font-size="15pt" fo:language="ru" fo:country="RU" fo:font-style="normal" fo:font-weight="normal" style:font-size-asian="15pt" style:font-style-asian="normal" style:font-weight-asian="normal" style:font-size-complex="15pt" style:font-style-complex="normal" style:font-weight-complex="normal"/>
    </style:style>
    <style:style style:name="P3" style:family="paragraph" style:parent-style-name="Standard">
      <style:paragraph-properties fo:text-align="center" style:justify-single-word="false"/>
      <style:text-properties fo:font-size="15pt" fo:language="ru" fo:country="RU"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5pt" fo:language="ru" fo:country="RU"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center" style:justify-single-word="false"/>
      <style:text-properties fo:font-size="15pt" fo:language="ru" fo:country="RU"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center" style:justify-single-word="false"/>
      <style:text-properties fo:font-size="15pt" fo:language="ru" fo:country="RU" fo:font-style="normal" style:text-underline-style="none"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font-size="15pt" fo:language="ru" fo:country="RU"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font-size="15pt" fo:language="ru" fo:country="RU" fo:font-style="normal" style:text-underline-style="none" fo:font-weight="bold" style:font-size-asian="15pt" style:font-style-asian="normal" style:font-weight-asian="bold" style:font-size-complex="15pt" style:font-style-complex="normal" style:font-weight-complex="bold"/>
    </style:style>
    <style:style style:name="P9" style:family="paragraph" style:parent-style-name="Standard">
      <style:paragraph-properties fo:text-align="start" style:justify-single-word="false"/>
      <style:text-properties fo:font-size="15pt" fo:language="ru" fo:country="RU" fo:font-style="italic" fo:font-weight="normal"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start" style:justify-single-word="false"/>
      <style:text-properties fo:font-size="15pt" fo:language="ru" fo:country="RU" fo:font-style="italic" style:text-underline-style="none" fo:font-weight="normal"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center" style:justify-single-word="false"/>
      <style:text-properties fo:font-size="15pt" fo:language="ru" fo:country="RU"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fo:text-align="center" style:justify-single-word="false"/>
      <style:text-properties fo:font-size="22pt" fo:language="ru" fo:country="RU" fo:font-weight="bold" style:font-size-asian="22pt" style:font-weight-asian="bold" style:font-size-complex="22pt" style:font-weight-complex="bold"/>
    </style:style>
    <style:style style:name="P13" style:family="paragraph" style:parent-style-name="Standard">
      <style:paragraph-properties fo:text-align="center" style:justify-single-word="false"/>
      <style:text-properties fo:font-size="22pt" fo:language="ru" fo:country="RU" fo:font-style="normal" fo:font-weight="bold" style:font-size-asian="22pt" style:font-style-asian="normal" style:font-weight-asian="bold" style:font-size-complex="22pt" style:font-style-complex="normal" style:font-weight-complex="bold"/>
    </style:style>
    <style:style style:name="P14" style:family="paragraph" style:parent-style-name="Standard">
      <style:paragraph-properties fo:text-align="center" style:justify-single-word="false"/>
      <style:text-properties fo:font-size="22pt" fo:language="ru" fo:country="RU"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Standard">
      <style:paragraph-properties fo:text-align="start" style:justify-single-word="false"/>
      <style:text-properties fo:font-size="15pt" fo:language="ru" fo:country="RU" fo:font-style="normal" style:text-underline-style="none"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center" style:justify-single-word="false"/>
      <style:text-properties fo:font-size="15pt" fo:language="ru" fo:country="RU" fo:font-style="normal" style:text-underline-style="none"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center" style:justify-single-word="false"/>
      <style:text-properties fo:font-size="15pt" fo:language="ru" fo:country="RU"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8" style:family="paragraph" style:parent-style-name="Standard">
      <style:paragraph-properties fo:text-align="center" style:justify-single-word="false"/>
      <style:text-properties fo:font-size="15pt" fo:language="ru" fo:country="RU"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text-align="center" style:justify-single-word="false"/>
      <style:text-properties fo:font-size="15pt" fo:language="ru" fo:country="RU" fo:font-style="italic" style:text-underline-style="none" fo:font-weight="normal" style:font-size-asian="15pt" style:font-style-asian="italic" style:font-weight-asian="normal" style:font-size-complex="15pt" style:font-style-complex="italic" style:font-weight-complex="normal"/>
    </style:style>
    <style:style style:name="T1" style:family="text">
      <style:text-properties fo:font-style="italic" style:font-style-asian="italic" style:font-style-complex="italic"/>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День 3</text:p>
      <text:p text:style-name="P9">Изначально всё заканчивается на моменте, где пионер с трибун спрашивает «Неужели вы этого не видите?».</text:p>
      <text:p text:style-name="P9"/>
      <text:p text:style-name="P1">Шутку про ширинку.</text:p>
      <text:p text:style-name="P1">После этой репетиции надо где-то пробыть до вечера, думает Семён. <text:s/>Предлагает он Лере провести с ним время, на что она соглашается. </text:p>
      <text:p text:style-name="P1">Дается выбор из трех мест :</text:p>
      <text:p text:style-name="P9">(В каждом из этих мест нужно прописать алгоритм для выяснения последнего места, чтобы разобраться с тем моментом, когда должен быть закат)</text:p>
      <text:p text:style-name="P3">Столовая:</text:p>
      <text:p text:style-name="P2">В столовой проходит обычный обед, но в конце тебя благодарит Лена за помощь на завтраке( если такой выбор был сделан), на что Лера начинает ревновать.</text:p>
      <text:p text:style-name="P3">Пирс:</text:p>
      <text:p text:style-name="P2">На пирсе вы просто гуляете, разговариваете о лагере и эмоциях, которые он вам приносит.</text:p>
      <text:p text:style-name="P2">(Если последней сценой остался лес, то сделать алгоритм, который это выяснит на основании переменных, относящихся к пирсу и столовой, после чего фразой «мне надо кое-что с тобой обсудить, но лучше в другом месте», вы уходите в лес, где и проводите время до вечера.)</text:p>
      <text:p text:style-name="P3">Лес:</text:p>
      <text:p text:style-name="P2">Обсуждаете Кристину и отношения с ней как Леры, так и Семена.</text:p>
      <text:p text:style-name="P1"/>
      <text:p text:style-name="P1"/>
      <text:p text:style-name="P1"/>
      <text:p text:style-name="P1">После последней сцены вы идете на выступление, где Лера садится на зрительское место, потому что она забыла, что присутствует на выступлении. Выйдя на сцену и заметив её на трибунах, ты пытаешься взглядом позвать её, но она увлечена пейзажем вокруг. Все вокруг начинают сомневаться о твоём состоянии здоровья. Со словами «Мне нужно вызвать духа» ты называешь её имя, после чего она резко понимает, что должна быть уже на сцене. Она возвращается к сцене, после чего ты показываешь фокус с левитацией платка, после чего показываешь фокус с стаканами (под один из трех стаканов помещается камень, Лера меняет местами стаканы, после ты предлагаешь публике сделать выбор, в каком из стаканов находится камень, но Лера уже забрала его до этого, поэтому камня просто нет ни под одним из стаканов. Когда публика находится в шоке, ты просишь Леру поднять этот камень, и он начинает левитировать.). Позже один парень делает тебе замечание, что никаких <text:soft-page-break/>потусторонних сил нет, из-за чего ты просишь Леру дать ему шелбан, от чего вся публика приходит в шок. На этом заканчивается твой номер, ты делаешь поклон, а потом просишь поаплодировать Лере. Все хлопают, от чего Лера пускается в слезы. После за кулисами ты спрашиваешь её о причине слез, и она отвечает, что первый раз за долгое время почувствовала себя живой.</text:p>
      <text:p text:style-name="P1"/>
      <text:p text:style-name="P1">После выступления и разговора к тебе подходит куча пионеров и начинают задавать вопросы разного рода. Ты говоришь,что это всё заслуга Леры, от чего она улыбается.</text:p>
      <text:p text:style-name="P1"/>
      <text:p text:style-name="P1">Ужин, вы завтракаете за одним столом с Алисой и Ульяной, они делают усмешки на счет твоего выступления, но Лера роняет их вилки, от чего они замолкают, и после ужин проходит в тишине.</text:p>
      <text:p text:style-name="P1"/>
      <text:p text:style-name="P1">Лера отправляется гулять с Кристиной, а ты возвращаешься домой, где тебя встречает Ульяна. Она начинает расспрашивать тебя о потусторонних силах, и ты отвечаешь на все её вопросы как есть, но она тебе не верит. После она просит тебя проводить её до дома, но ты думаешь, что это какая-то подстава, и она тебе говорит, что боится идти одна из-за всех этих духов.</text:p>
      <text:p text:style-name="P1"/>
      <text:p text:style-name="P3">Выбор:</text:p>
      <text:p text:style-name="P4">Проводить:</text:p>
      <text:p text:style-name="P2">Вы разговариваете о разного рода мелочах, свойственных озорным детям</text:p>
      <text:p text:style-name="P4">Не провожать:</text:p>
      <text:p text:style-name="P2">Ульяна обижается и идет одна, стараясь оставаться в свете фонарей.</text:p>
      <text:p text:style-name="P2"/>
      <text:p text:style-name="P1">Ты приходишь домой уже к отбою, когда темно. Ольга Дмитриевна лестно отзывается о твоём выступлении. Вы заходите домой, пьете чай на ночь дополняя это разговорами о духах (как же они надоели, не так ли?). После этого Ольга уходит, аргументируя это тем, что ей нужно закрыть здание администрации (она забыла об этом).</text:p>
      <text:p text:style-name="P1"/>
      <text:p text:style-name="P1">Приходит Лера. Вы начинаете диалог о прошедшем дне, ты расспрашиваешь её о прогулке с Кристиной, на что она отвечает, что ведет себя немного отчужденно. (Если был выбор «Проводить», то усмехается : «Неужто потянуло на маленьких? Я уже слишком старая для тебя?)»)</text:p>
      <text:p text:style-name="P1"/>
      <text:p text:style-name="P1">После этого вы выключаете свет и ложитесь спать.</text:p>
      <text:p text:style-name="P2"/>
      <text:p text:style-name="P3">Сон:</text:p>
      <text:p text:style-name="P1"><text:soft-page-break/>Тебе снится сон про то, как ты едешь в автобусе с девушкой. Она говорит, что ей не нравится своё имя. Она подумывает его сменить. На твой вопрос, что это за имя, она отвечает «Кристина». После чего сон заканчивается </text:p>
      <text:p text:style-name="P1"/>
      <text:p text:style-name="P13">День 4</text:p>
      <text:p text:style-name="P1"/>
      <text:p text:style-name="P1">Семен просыпается у себя в кровати, Лера всё еще спит. Ольга уже ушла.</text:p>
      <text:p text:style-name="P1">Ты остаешься в кровати,чтобы Лера могла поспать подольше, потому что ты не можешь оставить её одну. Посмотрев на часы, ты понимаешь, что проспал линейку и завтрак, а рядом с часами лежит пакет с бутербродами от Кристины. Двойная порция, на тебя и Леру. Легко разбудив Леру вы принимаетесь за завтрак. После завтрака вы идете на утренние процедуры.</text:p>
      <text:p text:style-name="P1">По пути вы встречаете Ольгу, которая спрашивает у вас, не видели ли вы Шурика. Ты отвечаешь, что нет, а после этого начинаешь думать о том, что придется лезть за ним в заброшенный корпус. За процедурами ты рассказываешь о Шурике и его участи Лере, которая внимательно тебя слушает. После завершения процедур ты идешь домой, чтобы забросить пакет со всеми банными принадлежностями.</text:p>
      <text:p text:style-name="P1"/>
      <text:p text:style-name="P1">Закончив с этим вы отправляетесь на площадь, потому что ты уже знаешь, что там все собрались. Встретившись там со всеми вы обсуждаете, что да как. Все предлагают отправиться на поиски Шурика прямо сейчас, однако ты отстаиваешь точку зрения, что следует немного подождать. Все с тобой соглашаются подождать до обеда. </text:p>
      <text:p text:style-name="P1"/>
      <text:p text:style-name="P1">До обеда остался час, поэтому Лера отправляется с Кристиной, а ты отправляешься по своим делам. Однако дел у тебя совсем нет, и поэтому ты просто гуляешь по лагерю, пока не натыкаешься на Алису, которая в своей манере хочет заставить тебя помочь ей убраться в библиотеке. </text:p>
      <text:p text:style-name="P1"/>
      <text:p text:style-name="P3">Выбор:</text:p>
      <text:p text:style-name="P4">Помочь:</text:p>
      <text:p text:style-name="P6">Ты соглашаешься помочь Алисе. Вы молча идете в библиотеку, где она сваливает на тебя большую часть работы. Покорно выполняя всю работу, ты её заканчиваешь, от чего получаешь броское спасибо, после просто разворачиваешь и уходишь. Именно к этому моменту и наступает обед.</text:p>
      <text:p text:style-name="P4">Отказаться:</text:p>
      <text:p text:style-name="P6">Ты отказываешься, на что Алиса кричит тебе всякого рода оскорбления в след. После этого ты идешь дальше, просто размышляя о всяком. По пути тебе попадается Мику. Она просит тебя помочь ей с уборкой в кружке. Ты <text:soft-page-break/>сначала думаешь отказаться, но Мику просто уговаривает тебя. Ты не можешь отказаться. Во время уборки ты с ней разговариваешь на разные темы : музыка, пение, хобби, семья и другое.</text:p>
      <text:p text:style-name="P6">После конца уборки настает время обеда и вы с Мику отправляетесь на обед.</text:p>
      <text:p text:style-name="P6"/>
      <text:p text:style-name="P7"/>
      <text:p text:style-name="P7">На обеде вы еще раз обсуждаете Шурика и его пропажу, но никто ничего не знает о нем, поэтому Ольга принимает решение отправиться за ним после обеда, как и было спланировано. Обед прошел без инцидентов, Лера на обеде была с Кристиной. Она уже не боится есть в столовой, потому что на это просто никто не обращает внимания. </text:p>
      <text:p text:style-name="P7"/>
      <text:p text:style-name="P7">После обеда все опять собираются на площади. Там стоят все, кроме Электроника, потому что он остался ждать Шурика в клубе. Из парней остался только ты, поэтому принимается решение, что ты пойдешь точно. Дальше дается выбор, кого ты возьмешь с собой. </text:p>
      <text:p text:style-name="P7"/>
      <text:p text:style-name="P8">Выбор:</text:p>
      <text:p text:style-name="P8">(У всех будет одинаковый сюжет похода, просто где-то будут разные реплики(надо это продумать), а так же просто некоторые исключения, которые описаны ниже.)</text:p>
      <text:p text:style-name="P4">Лера:</text:p>
      <text:p text:style-name="P6">Когда Шурик показывает тебе чертеж с очками, Лера очень сильно пугается.</text:p>
      <text:p text:style-name="P4">Кристина:</text:p>
      <text:p text:style-name="P11">Кристина просто откажется идти с тобой!!!!!</text:p>
      <text:p text:style-name="P4">Мику:</text:p>
      <text:p text:style-name="P6">Мику будет пугаться каждого шороха, а также будет говорить, что эти эмоции можно описать в новой песне (эмоции, которая она получила от похода в заброшенный лагерь.)</text:p>
      <text:p text:style-name="P4">Ульяна:</text:p>
      <text:p text:style-name="P6">Ульяна спешит на встречу приключениям, однако после первого страшного звука она не отступает от тебя ни на шаг.</text:p>
      <text:p text:style-name="P4">Лена:</text:p>
      <text:p text:style-name="P4">Старается вести себя скромно и молчит большую часть дороги (98%)</text:p>
      <text:p text:style-name="P4">Славя:</text:p>
      <text:p text:style-name="P6">Славя очень беспокоится о тебе и поэтому не отпускает тебя на опасные шаги, тебе приходится каждый раз её уговаривать.</text:p>
      <text:p text:style-name="P6"/>
      <text:p text:style-name="P7"/>
      <text:p text:style-name="P7">После того, как вы вышли из заброшенного лагеря, уже наступает вечер, <text:soft-page-break/>но все вас ждут рядом со статуей. После встречи тебя и твою спутницу приветствуют словами типа «Молодцы, вы такие смелые и т.д..» и задают вопросы о происходящем. После этого Шурик сразу же отправляется в клуб. Так как это вечер, то ужин уже был, а значит тебе просто разогреют еду повара.</text:p>
      <text:p text:style-name="P7"/>
      <text:p text:style-name="P7"><text:s/><text:span text:style-name="T1">Если ты шел на поиски один, то ты ешь один, если с девушками из лагеря, то ешь с ними, если ты шел с Лерой, то сначала ты говоришь, что будешь есть один, однако делишься своей порцией с Лерой(в этом случае вы беседу ведете шепотом).</text:span></text:p>
      <text:p text:style-name="P10"/>
      <text:p text:style-name="P7">После ужина ты сразу идешь домой и ложишься спать. Никаких инцидентов больше не происходит. Ольга Дмитриевна всё еще где-то гуляет, её нет в домике.</text:p>
      <text:p text:style-name="P7"/>
      <text:p text:style-name="P8">Сон:</text:p>
      <text:p text:style-name="P6"/>
      <text:p text:style-name="P7">Ты один, просто стоишь в тёмной пустоте. Ни звука, ничего не слышно. Пройдя чуть-чуть вперед, ты видишь два силуэта, они очень похожи, однако у них разная длина волос (у той, что стоит слева короткие, а у той, что справа— длинные.). Проходит несколько секунд и девушка, стоящая слева, медленно исчезает, а девушка справа просто падает на колени и начинает плакать. Звук плача отдается эхом небывалой громкости, а слезы, падающие на пол, сотрясают пространство.</text:p>
      <text:p text:style-name="P7"/>
      <text:p text:style-name="P14">День 5</text:p>
      <text:p text:style-name="P7"><text:s/></text:p>
      <text:p text:style-name="P7">Проснувшись от будильника, ты видишь, что Лера уже ушла, но тепло её тела всё еще осталось на кровати, а это значит, что она ушла недавно. Быстро собравшись, ты выходишь на улицу, а позже идешь на процедуры. На процедурах ты встречаешь Мику, которой очень понравилось твоё выступление и она просто не может перестать об этом говорить.</text:p>
      <text:p text:style-name="P7">После процедур ты возвращаешься домой, где оставляешь пакет. Как только ты выходишь из домика, тебя встречает Ольга. Она напоминает тебе о том, что скоро начинается линейка.</text:p>
      <text:p text:style-name="P7"/>
      <text:p text:style-name="P7">На линейке всё проходит как обычно, вот только Шурик с Электроником посматривают в твою сторону время от времени. Тебя это настораживает. </text:p>
      <text:p text:style-name="P7">После линейки все начинают расходиться, однако Электроник просит всех остаться.</text:p>
      <text:p text:style-name="P7"/>
      <text:p text:style-name="P7"><text:soft-page-break/>Шурик заявляет, что вчера, когда он заблудился в шахтах, он нашел в бомбоубежище чертеж странных очков. Написано в названии «Очки для поиска посторонних». Шурик утверждает, что сборка шла на протяжении всей ночи, вот только им не хватает одной детали. «<text:span text:style-name="T1">Она должна быть у нас на складе. Как только мы её найдем, то сразу соберем всё до конца. После этого просьба всех собраться на сцене после обеда. Мы хотим проверить, действительно ли у Семёна есть друг-дух или же это просто фокус</text:span>.»</text:p>
      <text:p text:style-name="P7"/>
      <text:p text:style-name="P7">Бросив на тебя краткий взгляд, они разворачиваются и уходят на завтрак. Шепот пионеров вокруг после этого не утихает вплоть до столовой, а там он дополняется звоном тарелок.</text:p>
      <text:p text:style-name="P7">На обеде к тебе подсаживается Кристина и говорит: «Вот настал момент, когда ты явишь себя миру.» После краткой улыбки она принимается за завтрак. Лера, разделяя со мной порцию, сначала не поняла смысла её слов, но после этого её охватил легкий страх. А после этого улыбка украсила её лицо.</text:p>
      <text:p text:style-name="P7"/>
      <text:p text:style-name="P7">Завтрак прошел без инцидентов, после разговора с Кристиной никто не подошел к вам.</text:p>
      <text:p text:style-name="P7"/>
      <text:p text:style-name="P7">После завтрака вы с Лерой решаете пройти в лес, она хочет что-то обсудить.</text:p>
      <text:p text:style-name="P7"/>
      <text:p text:style-name="P7">На пути вас встречает Лена. Она спрашивает, правда ли рядом с тобой есть дух? </text:p>
      <text:p text:style-name="P7"/>
      <text:p text:style-name="P5">Выбор:</text:p>
      <text:p text:style-name="P6">Сказать правду:</text:p>
      <text:p text:style-name="P6">Ты говоришь ей, что вокруг тебя действительно есть дух. Её зовут Лера. </text:p>
      <text:p text:style-name="P6">Лена пытается заговорить с Лерой, но Лена просто не слышит слов Леры. </text:p>
      <text:p text:style-name="P6">После этого она воспринимает всё, как шутку, и ты после этого притворяешься, что сказал всё в шутку.</text:p>
      <text:p text:style-name="P6">Съязвить:</text:p>
      <text:p text:style-name="P6">Ты говоришь ей, что она сама узнает всё, когда Шурик принесет своё чудо устройство.</text:p>
      <text:p text:style-name="P7"/>
      <text:p text:style-name="P7"/>
      <text:p text:style-name="P7">После этого разговора с Леной вы спокойно идете дальше в лес.</text:p>
      <text:p text:style-name="P7"/>
      <text:p text:style-name="P7">В лесу Лера говорит, что с одной стороны она боится того, что её увидят, но с другой она хочет, чтобы её признали. </text:p>
      <text:p text:style-name="P7"><text:soft-page-break/>Эта буря эмоций заставляет её плакать, от чего ты пытаешься её успокоить.</text:p>
      <text:p text:style-name="P7"/>
      <text:p text:style-name="P7">После того, как она успокоилась, вы решаетесь пойти обратно в лагерь. В лагере Лера бежит к Кристине, а ты остаешься наедине с собой. Ты рассматриваешь все варианты развития событий, что будет если её увидят, что они скажут, как будут относиться и т.д.. Ты сам не замечаешь, как засыпаешь на скамейке.</text:p>
      <text:p text:style-name="P7"/>
      <text:p text:style-name="P6">СОН:</text:p>
      <text:p text:style-name="P6">Хруст снега мешает толком слышать гул далёких машин. Ты один, идешь глубоко во дворах. Сев на скамейку и закурив сигарету, ты видишь, как к тебе подходит девушка и садится на скамейку рядом с тобой. «Я могу отсюда не уйти, но есть те, кто о тебе позаботится. Цени их, а про меня можешь забыть.» Твое «Что», которое сложно разобрать из-за клуба дыма, вылетающего изо рта, рассеивается в пустоте, а девушки уже нет на месте. </text:p>
      <text:p text:style-name="P6"/>
      <text:p text:style-name="P6"/>
      <text:p text:style-name="P7">Тебя будит Ольга Дмитриевна. Она спрашивает, почему ты разлегся, а не помогаешь жизни лагеря. За это она отправляет тебя помогать в столовой, готовить зал к обеду.</text:p>
      <text:p text:style-name="P7"/>
      <text:p text:style-name="P7"/>
      <text:p text:style-name="P7">Приготовления проходят спокойно, ты просто помогаешь перетащить тарелки с мойки,протереть столы, вынести мусор. Всем командуют повара, которые немного строго с тобой обращаются.</text:p>
      <text:p text:style-name="P7"/>
      <text:p text:style-name="P7">После того, как звенит горн на обед, ты занимаешь место и садишься у столика рядом с окном.</text:p>
      <text:p text:style-name="P7"/>
      <text:p text:style-name="P7">К тебе подсаживается Мику. Беседа у вас заладилась сразу. Она только и делает, что говорит о музыкальном кружке и о новой песне, которую сочинила. <text:span text:style-name="T1">(Если был выбор, что ты пошел с ней в шахту, то она упоминает о том, что песня об этих эмоциях)</text:span></text:p>
      <text:p text:style-name="P7"><text:span text:style-name="T1"/></text:p>
      <text:p text:style-name="P7">После обеда Шурик встает у входа и громко говорит, что ждет всех через 30 минут на сцене.</text:p>
      <text:p text:style-name="P7"/>
      <text:p text:style-name="P7">У входа тебя поджидает Лера. У неё просто нет эмоций. Она объясняет это тем, что она просто не знает, как себя чувствовать в этой ситуации.</text:p>
      <text:p text:style-name="P7"/>
      <text:p text:style-name="P7">Вы бок о бок идете сразу к сцене. Делать вам больше нечего. </text:p>
      <text:p text:style-name="P7"><text:soft-page-break/>Ты начинаешь сожалеть о том, что ты не отказался от этой затеи, и даже не стал возникать. </text:p>
      <text:p text:style-name="P7"/>
      <text:p text:style-name="P7">Предугадать поведение пионеров ты не можешь, потому что всё, что сейчас происходит — это не по игре. Здесь ты уже сам по себе.</text:p>
      <text:p text:style-name="P7"/>
      <text:p text:style-name="P7">Дальнейший путь до сцены вы проходите в полном одиночестве.</text:p>
      <text:p text:style-name="P7"/>
      <text:p text:style-name="P7">Когда вы пришли <text:s/>к сцене, то сразу увидели Шурика и Электроника, которые выставили на столе коробку белого цвета. В ней скорее всего лежат очки. Электроник спрашивает тебя «Готов?». На твой вопрос «К чему?», он отвечает «К раскрытию секрета твоих фокусов». Это было немного дерзко с его стороны, но ты решаешь промолчать. </text:p>
      <text:p text:style-name="P7"/>
      <text:p text:style-name="P7">Вы сели на скамейку в первом ряду. Вам всё равно скоро выходить на сцену.</text:p>
      <text:p text:style-name="P7"/>
      <text:p text:style-name="P7">Время прошло быстро и вы не заметили, как все уже сели на свои места. Лера села к тебе на колени и сжала твою руку. </text:p>
      <text:p text:style-name="P7"/>
      <text:p text:style-name="P7">Шурик начинает своё выступление. Рассказывает он о том, где достал чертежи, как собирали, какие сложности были и т.д.. Они достают очки из коробки. Выглядят они слегка похожими на <text:span text:style-name="T2">VR </text:span>шлемы твоего времени. Когда Шурик достал эти очки, он сразу пригласил тебя на сцену.</text:p>
      <text:p text:style-name="P7"/>
      <text:p text:style-name="P7">Лера встала и пошла с тобой рука в руку, она тебя так и не отпустила. </text:p>
      <text:p text:style-name="P7"/>
      <text:p text:style-name="P7">Шурик дал тебе очки, чтобы ты посмотрел, а потом попросил дать оценку этого изобретения. Ты говоришь,что ничего необычного в этих очках нет, просто очки странной формы. Шурик фыркнул на твоё заявление, после чего забрал очки, протер их тряпкой. Позже он дал их тебе снова, вот только на этот раз он просит тебя их надеть. Ты покорно выполняешь его требования, надевая очки. </text:p>
      <text:p text:style-name="P7"/>
      <text:p text:style-name="P7">Надев очки, ты начинаешь рассматривать окружающих. Всё через эти очки кажется розоватого оттенка, вот только Лера и Кристина окрашиваются слегка в зеленоватый цвет. Тебя это не удивило, ведь ты всё знаешь.</text:p>
      <text:p text:style-name="P7"/>
      <text:p text:style-name="P7">Шурик спрашивает тебя, что ты видишь. Ты отвечаешь немного язвенно, потому что он тебя уже задолбал. «А ты сам посмотри.», именно так ты протягиваешь ему очки. Он их берет и начинает снова протирать. </text:p>
      <text:p text:style-name="P7"/>
      <text:p text:style-name="P7"><text:soft-page-break/>Лера видит, что ты начинаешь заводиться, поэтому она пытается тебя успокоить. </text:p>
      <text:p text:style-name="P7"/>
      <text:p text:style-name="P7">«Что? Что это был за звук из очков?», говорит Шурик. «Так это не просто очки?» начинаешь думать ты. «Видимо у нас и правда дух, а не просто фокусы, хотя нам надо ещё в этом убедиться», позже Шурик вызывает на сцену Ольгу Дмитриевну.</text:p>
      <text:p text:style-name="P7"/>
      <text:p text:style-name="P7">Она говорит о том, что мы все маленькие дети, это просто фокус и ничего общего с духами он не имеет. Но она не отказывается проверить очки.</text:p>
      <text:p text:style-name="P7"/>
      <text:p text:style-name="P7">Вот и настал момент истины, очки у Ольги. Она их держит, рассматривает. А позже надевает.</text:p>
      <text:p text:style-name="P7"/>
      <text:p text:style-name="P7">Ольга Дмитриевна начала осматривать зал, после чего наткнулась взглядом на Леру. </text:p>
      <text:p text:style-name="P7"/>
      <text:p text:style-name="P7">Ноги у вожатой подкосились и она села на пол. «Кто ты?», спросила она. Зал на это отреагировал бурно, начались крики, но никто не встал. Всем интересно, что будет дальше. </text:p>
      <text:p text:style-name="P7"/>
      <text:p text:style-name="P7">Лера возлагает на тебя всё. Она просто говорит «Представь меня.»</text:p>
      <text:p text:style-name="P7">Ольга Дмитриевна опять удивилась. </text:p>
      <text:p text:style-name="P7"/>
      <text:p text:style-name="P5">САМЫЙ ВАЖНЫЙ ВЫБОР:</text:p>
      <text:p text:style-name="P19">(От этого выбора будет зависеть ветвь концовок.)</text:p>
      <text:p text:style-name="P4">Представить её, как свою девушку:</text:p>
      <text:p text:style-name="P6">В этом случае выпадает ветка Леры, где она является главным лицом.</text:p>
      <text:p text:style-name="P4">Представить её, как духа:</text:p>
      <text:p text:style-name="P6">В этом случае выпадает ветка Девушек из лагеря.</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28S</meta:editing-duration>
    <meta:editing-cycles>6</meta:editing-cycles>
    <meta:generator>OpenOffice/4.1.3$Win32 OpenOffice.org_project/413m1$Build-9783</meta:generator>
    <dc:date>2018-06-21T01:33:33.73</dc:date>
    <dc:creator>Михаил Андреев</dc:creator>
    <meta:document-statistic meta:table-count="0" meta:image-count="0" meta:object-count="0" meta:page-count="9" meta:paragraph-count="117" meta:word-count="2623" meta:character-count="15949"/>
    <meta:user-defined meta:name="Info 1"/>
    <meta:user-defined meta:name="Info 2"/>
    <meta:user-defined meta:name="Info 3"/>
    <meta:user-defined meta:name="Info 4"/>
  </office:meta>
</office:document-meta>
</file>